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375in"/>
    </style:style>
    <style:style style:name="Table1.B" style:family="table-column">
      <style:table-column-properties style:column-width="4.3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2.375in"/>
    </style:style>
    <style:style style:name="Table3.B" style:family="table-column">
      <style:table-column-properties style:column-width="4.32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66in" fo:break-before="auto" fo:break-after="auto" table:align="right"/>
    </style:style>
    <style:style style:name="Table4.A" style:family="table-column">
      <style:table-column-properties style:column-width="3.3146in"/>
    </style:style>
    <style:style style:name="Table4.B" style:family="table-column">
      <style:table-column-properties style:column-width="3.351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paragraph-properties fo:line-height="150%"/>
      <style:text-properties officeooo:rsid="0017f9bb" officeooo:paragraph-rsid="001d2815"/>
    </style:style>
    <style:style style:name="P2" style:family="paragraph" style:parent-style-name="Standard">
      <style:paragraph-properties fo:line-height="150%"/>
      <style:text-properties officeooo:rsid="0017f9bb" officeooo:paragraph-rsid="001d2815"/>
    </style:style>
    <style:style style:name="P3" style:family="paragraph" style:parent-style-name="Standard">
      <style:text-properties officeooo:rsid="0017f9bb" officeooo:paragraph-rsid="001d2815"/>
    </style:style>
    <style:style style:name="P4" style:family="paragraph" style:parent-style-name="Standard">
      <style:text-properties officeooo:rsid="001b08ca" officeooo:paragraph-rsid="001d2815"/>
    </style:style>
    <style:style style:name="P5" style:family="paragraph" style:parent-style-name="Standard">
      <style:text-properties fo:font-weight="bold" officeooo:rsid="001b08ca" officeooo:paragraph-rsid="001d2815" style:font-weight-asian="bold" style:font-weight-complex="bold"/>
    </style:style>
    <style:style style:name="P6" style:family="paragraph" style:parent-style-name="Standard">
      <style:paragraph-properties fo:line-height="150%"/>
      <style:text-properties fo:font-weight="bold" officeooo:rsid="001fbb7a" officeooo:paragraph-rsid="001fbb7a" style:font-weight-asian="bold" style:font-weight-complex="bold"/>
    </style:style>
    <style:style style:name="P7" style:family="paragraph" style:parent-style-name="Standard">
      <style:text-properties fo:font-weight="bold" officeooo:rsid="0017f9bb" officeooo:paragraph-rsid="0017f9bb" style:font-weight-asian="bold" style:font-weight-complex="bold"/>
    </style:style>
    <style:style style:name="P8" style:family="paragraph" style:parent-style-name="Standard">
      <style:paragraph-properties fo:line-height="150%"/>
      <style:text-properties fo:font-weight="bold" officeooo:rsid="003858c4" officeooo:paragraph-rsid="003bd8d6" fo:background-color="#fff200" style:font-weight-asian="bold" style:font-weight-complex="bold"/>
    </style:style>
    <style:style style:name="P9" style:family="paragraph" style:parent-style-name="Standard">
      <style:paragraph-properties fo:line-height="150%"/>
      <style:text-properties fo:font-weight="bold" officeooo:rsid="0034d070" officeooo:paragraph-rsid="0034d070" fo:background-color="#fff200" style:font-weight-asian="bold" style:font-weight-complex="bold"/>
    </style:style>
    <style:style style:name="P10" style:family="paragraph" style:parent-style-name="Standard" style:list-style-name="L3">
      <style:paragraph-properties fo:line-height="150%"/>
      <style:text-properties officeooo:rsid="001cb2a2" officeooo:paragraph-rsid="001d2815"/>
    </style:style>
    <style:style style:name="P11" style:family="paragraph" style:parent-style-name="Standard">
      <style:text-properties officeooo:paragraph-rsid="001ef03d"/>
    </style:style>
    <style:style style:name="P12" style:family="paragraph" style:parent-style-name="Standard">
      <style:paragraph-properties fo:line-height="150%"/>
      <style:text-properties officeooo:rsid="001fbb7a" officeooo:paragraph-rsid="001fbb7a"/>
    </style:style>
    <style:style style:name="P13" style:family="paragraph" style:parent-style-name="Standard">
      <style:paragraph-properties fo:line-height="150%"/>
      <style:text-properties officeooo:rsid="00206d1f" officeooo:paragraph-rsid="00206d1f"/>
    </style:style>
    <style:style style:name="P14" style:family="paragraph" style:parent-style-name="Standard">
      <style:paragraph-properties fo:line-height="150%"/>
      <style:text-properties officeooo:rsid="00206d1f" officeooo:paragraph-rsid="00502a02"/>
    </style:style>
    <style:style style:name="P15" style:family="paragraph" style:parent-style-name="Standard" style:list-style-name="L3">
      <style:paragraph-properties fo:line-height="150%"/>
      <style:text-properties officeooo:rsid="0031c5b8" officeooo:paragraph-rsid="0031c5b8"/>
    </style:style>
    <style:style style:name="P16" style:family="paragraph" style:parent-style-name="Standard">
      <style:paragraph-properties fo:line-height="150%"/>
      <style:text-properties officeooo:rsid="00344ad3" officeooo:paragraph-rsid="00344ad3"/>
    </style:style>
    <style:style style:name="P17" style:family="paragraph" style:parent-style-name="Standard" style:list-style-name="L5">
      <style:paragraph-properties fo:line-height="150%"/>
      <style:text-properties officeooo:rsid="003858c4" officeooo:paragraph-rsid="003bd8d6" fo:background-color="#fff200"/>
    </style:style>
    <style:style style:name="P18" style:family="paragraph" style:parent-style-name="Standard" style:list-style-name="L5">
      <style:paragraph-properties fo:line-height="150%"/>
      <style:text-properties officeooo:rsid="003f86b2" officeooo:paragraph-rsid="003f86b2" fo:background-color="#fff200"/>
    </style:style>
    <style:style style:name="P19" style:family="paragraph" style:parent-style-name="Standard" style:list-style-name="L5">
      <style:paragraph-properties fo:line-height="150%"/>
      <style:text-properties officeooo:rsid="004127c0" officeooo:paragraph-rsid="004127c0" fo:background-color="#fff200"/>
    </style:style>
    <style:style style:name="P20" style:family="paragraph" style:parent-style-name="Standard" style:list-style-name="L3">
      <style:paragraph-properties fo:line-height="150%"/>
      <style:text-properties officeooo:rsid="0046350c" officeooo:paragraph-rsid="0046350c"/>
    </style:style>
    <style:style style:name="P21" style:family="paragraph" style:parent-style-name="Text_20_body">
      <style:paragraph-properties fo:text-align="start" style:justify-single-word="false"/>
      <style:text-properties fo:font-weight="bold" style:font-weight-asian="bold" style:font-weight-complex="bold"/>
    </style:style>
    <style:style style:name="P22" style:family="paragraph" style:parent-style-name="Text_20_body" style:list-style-name="L4">
      <style:paragraph-properties fo:line-height="150%" fo:text-align="start" style:justify-single-word="false"/>
      <style:text-properties fo:font-weight="bold" style:font-weight-asian="bold" style:font-weight-complex="bold"/>
    </style:style>
    <style:style style:name="P23" style:family="paragraph" style:parent-style-name="Text_20_body" style:list-style-name="L4">
      <style:paragraph-properties fo:margin-top="0in" fo:margin-bottom="0in" loext:contextual-spacing="false" fo:line-height="150%" fo:text-align="start" style:justify-single-word="false"/>
      <style:text-properties fo:font-weight="bold" style:font-weight-asian="bold" style:font-weight-complex="bold"/>
    </style:style>
    <style:style style:name="P24" style:family="paragraph" style:parent-style-name="Table_20_Contents">
      <style:text-properties officeooo:rsid="00178f34" officeooo:paragraph-rsid="00178f34"/>
    </style:style>
    <style:style style:name="P25" style:family="paragraph" style:parent-style-name="Table_20_Contents">
      <style:paragraph-properties fo:text-align="center" style:justify-single-word="false"/>
      <style:text-properties fo:font-weight="bold" officeooo:rsid="0015abcf" officeooo:paragraph-rsid="0015abcf" style:font-weight-asian="bold" style:font-weight-complex="bold"/>
    </style:style>
    <style:style style:name="P26" style:family="paragraph" style:parent-style-name="Table_20_Contents">
      <style:paragraph-properties fo:text-align="center" style:justify-single-word="false"/>
      <style:text-properties fo:font-weight="bold" officeooo:rsid="00178f34" officeooo:paragraph-rsid="00178f34" style:font-weight-asian="bold" style:font-weight-complex="bold"/>
    </style:style>
    <style:style style:name="P27" style:family="paragraph" style:parent-style-name="Table_20_Contents">
      <style:paragraph-properties fo:text-align="center" style:justify-single-word="false"/>
      <style:text-properties fo:font-weight="bold" officeooo:rsid="001fbb7a" officeooo:paragraph-rsid="001fbb7a" style:font-weight-asian="bold" style:font-weight-complex="bold"/>
    </style:style>
    <style:style style:name="P28" style:family="paragraph" style:parent-style-name="Table_20_Contents">
      <style:paragraph-properties fo:text-align="center" style:justify-single-word="false"/>
      <style:text-properties fo:font-weight="bold" officeooo:rsid="0034da0c" officeooo:paragraph-rsid="0034da0c" style:font-weight-asian="bold" style:font-weight-complex="bold"/>
    </style:style>
    <style:style style:name="P29" style:family="paragraph" style:parent-style-name="Table_20_Contents">
      <style:text-properties officeooo:rsid="0020619c" officeooo:paragraph-rsid="0020619c"/>
    </style:style>
    <style:style style:name="P30" style:family="paragraph" style:parent-style-name="Table_20_Contents">
      <style:text-properties officeooo:rsid="00206d1f" officeooo:paragraph-rsid="00206d1f"/>
    </style:style>
    <style:style style:name="P31" style:family="paragraph" style:parent-style-name="Table_20_Contents">
      <style:text-properties officeooo:rsid="0021d182" officeooo:paragraph-rsid="0021d182"/>
    </style:style>
    <style:style style:name="P32" style:family="paragraph" style:parent-style-name="Table_20_Contents">
      <style:text-properties officeooo:rsid="0021d182" officeooo:paragraph-rsid="0028d75f"/>
    </style:style>
    <style:style style:name="P33" style:family="paragraph" style:parent-style-name="Table_20_Contents">
      <style:text-properties officeooo:rsid="0023747e" officeooo:paragraph-rsid="0023747e"/>
    </style:style>
    <style:style style:name="P34" style:family="paragraph" style:parent-style-name="Table_20_Contents">
      <style:text-properties officeooo:rsid="0024a4eb" officeooo:paragraph-rsid="0024a4eb"/>
    </style:style>
    <style:style style:name="P35" style:family="paragraph" style:parent-style-name="Table_20_Contents">
      <style:text-properties officeooo:rsid="0029fa6b" officeooo:paragraph-rsid="0029fa6b"/>
    </style:style>
    <style:style style:name="P36" style:family="paragraph" style:parent-style-name="Table_20_Contents">
      <style:text-properties officeooo:rsid="002d6497" officeooo:paragraph-rsid="002d8c66"/>
    </style:style>
    <style:style style:name="P37" style:family="paragraph" style:parent-style-name="Table_20_Contents">
      <style:text-properties officeooo:rsid="002d8c66" officeooo:paragraph-rsid="002d8c66"/>
    </style:style>
    <style:style style:name="P38" style:family="paragraph" style:parent-style-name="Table_20_Contents">
      <style:text-properties officeooo:rsid="002f0dd9" officeooo:paragraph-rsid="002f0dd9"/>
    </style:style>
    <style:style style:name="P39" style:family="paragraph" style:parent-style-name="Table_20_Contents">
      <style:text-properties officeooo:rsid="002fa500" officeooo:paragraph-rsid="002fa500"/>
    </style:style>
    <style:style style:name="P40" style:family="paragraph" style:parent-style-name="Table_20_Contents">
      <style:text-properties officeooo:rsid="00316816" officeooo:paragraph-rsid="00316816"/>
    </style:style>
    <style:style style:name="P41" style:family="paragraph" style:parent-style-name="Table_20_Contents">
      <style:text-properties officeooo:rsid="0031c5b8" officeooo:paragraph-rsid="0031c5b8"/>
    </style:style>
    <style:style style:name="P42" style:family="paragraph" style:parent-style-name="Table_20_Contents">
      <style:text-properties officeooo:rsid="00325af7" officeooo:paragraph-rsid="00325af7" fo:background-color="#fff200"/>
    </style:style>
    <style:style style:name="P43" style:family="paragraph" style:parent-style-name="Table_20_Contents">
      <style:text-properties officeooo:rsid="004dc0ab" officeooo:paragraph-rsid="004dc0ab" fo:background-color="#fff200"/>
    </style:style>
    <style:style style:name="P44" style:family="paragraph" style:parent-style-name="Table_20_Contents">
      <style:text-properties officeooo:rsid="0050431b" officeooo:paragraph-rsid="0050431b" fo:background-color="#fff200"/>
    </style:style>
    <style:style style:name="P45" style:family="paragraph" style:parent-style-name="Table_20_Contents">
      <style:text-properties officeooo:rsid="0050369a" officeooo:paragraph-rsid="0050369a" fo:background-color="#fff200"/>
    </style:style>
    <style:style style:name="P46" style:family="paragraph" style:parent-style-name="Table_20_Contents">
      <style:text-properties officeooo:rsid="0033f86b" officeooo:paragraph-rsid="0033f86b"/>
    </style:style>
    <style:style style:name="P47" style:family="paragraph" style:parent-style-name="Table_20_Contents">
      <style:text-properties fo:font-style="italic" officeooo:rsid="0020619c" officeooo:paragraph-rsid="0020619c" style:font-style-asian="italic" style:font-style-complex="italic"/>
    </style:style>
    <style:style style:name="P48" style:family="paragraph" style:parent-style-name="Table_20_Contents">
      <style:text-properties fo:font-style="italic" officeooo:rsid="0028d75f" officeooo:paragraph-rsid="0028d75f" style:font-style-asian="italic" style:font-style-complex="italic"/>
    </style:style>
    <style:style style:name="P49" style:family="paragraph" style:parent-style-name="Table_20_Contents">
      <style:text-properties officeooo:rsid="00364eec" officeooo:paragraph-rsid="00364eec"/>
    </style:style>
    <style:style style:name="P50" style:family="paragraph" style:parent-style-name="Table_20_Contents">
      <style:text-properties officeooo:rsid="003d109c" officeooo:paragraph-rsid="003d109c"/>
    </style:style>
    <style:style style:name="P51" style:family="paragraph" style:parent-style-name="Table_20_Contents">
      <style:text-properties officeooo:rsid="003eb3ee" officeooo:paragraph-rsid="00446120"/>
    </style:style>
    <style:style style:name="P52" style:family="paragraph" style:parent-style-name="Table_20_Contents">
      <style:text-properties officeooo:rsid="003eb3ee" officeooo:paragraph-rsid="0049fccd"/>
    </style:style>
    <style:style style:name="P53" style:family="paragraph" style:parent-style-name="Table_20_Contents">
      <style:text-properties officeooo:rsid="003eb3ee" officeooo:paragraph-rsid="004d798e"/>
    </style:style>
    <style:style style:name="P54" style:family="paragraph" style:parent-style-name="Table_20_Contents">
      <style:text-properties officeooo:rsid="003f86b2" officeooo:paragraph-rsid="003f86b2"/>
    </style:style>
    <style:style style:name="P55" style:family="paragraph" style:parent-style-name="Table_20_Contents">
      <style:text-properties officeooo:rsid="004371c3" officeooo:paragraph-rsid="004371c3"/>
    </style:style>
    <style:style style:name="P56" style:family="paragraph" style:parent-style-name="Table_20_Contents">
      <style:text-properties officeooo:rsid="0043b666" officeooo:paragraph-rsid="0043b666"/>
    </style:style>
    <style:style style:name="P57" style:family="paragraph" style:parent-style-name="Table_20_Contents">
      <style:text-properties officeooo:rsid="0045710b" officeooo:paragraph-rsid="0045710b"/>
    </style:style>
    <style:style style:name="P58" style:family="paragraph" style:parent-style-name="Table_20_Contents">
      <style:text-properties officeooo:rsid="0045f179" officeooo:paragraph-rsid="0045f179"/>
    </style:style>
    <style:style style:name="P59" style:family="paragraph" style:parent-style-name="Table_20_Contents">
      <style:text-properties officeooo:rsid="004c00f9" officeooo:paragraph-rsid="004c00f9"/>
    </style:style>
    <style:style style:name="T1" style:family="text">
      <style:text-properties officeooo:rsid="00191e6a"/>
    </style:style>
    <style:style style:name="T2" style:family="text">
      <style:text-properties fo:font-weight="bold" style:font-weight-asian="bold" style:font-weight-complex="bold"/>
    </style:style>
    <style:style style:name="T3" style:family="text">
      <style:text-properties fo:font-weight="bold" officeooo:rsid="004127c0" style:font-weight-asian="bold" style:font-weight-complex="bold"/>
    </style:style>
    <style:style style:name="T4" style:family="text">
      <style:text-properties fo:font-weight="bold" officeooo:rsid="0042733a" style:font-weight-asian="bold" style:font-weight-complex="bold"/>
    </style:style>
    <style:style style:name="T5" style:family="text">
      <style:text-properties fo:font-weight="bold" officeooo:rsid="004c00f9" style:font-weight-asian="bold" style:font-weight-complex="bold"/>
    </style:style>
    <style:style style:name="T6" style:family="text">
      <style:text-properties fo:font-weight="bold" style:font-weight-asian="bold" style:font-weight-complex="bold" fo:background-color="#ffffff"/>
    </style:style>
    <style:style style:name="T7" style:family="text">
      <style:text-properties fo:font-weight="bold" officeooo:rsid="003d109c" fo:background-color="#fff200" loext:char-shading-value="0" style:font-weight-asian="bold" style:font-weight-complex="bold"/>
    </style:style>
    <style:style style:name="T8" style:family="text">
      <style:text-properties fo:font-weight="bold" fo:background-color="#fff200" loext:char-shading-value="0" style:font-weight-asian="bold" style:font-weight-complex="bold"/>
    </style:style>
    <style:style style:name="T9" style:family="text">
      <style:text-properties officeooo:rsid="0028d75f"/>
    </style:style>
    <style:style style:name="T10" style:family="text">
      <style:text-properties officeooo:rsid="002ba287"/>
    </style:style>
    <style:style style:name="T11" style:family="text">
      <style:text-properties officeooo:rsid="002d6497"/>
    </style:style>
    <style:style style:name="T12" style:family="text">
      <style:text-properties officeooo:rsid="00316816"/>
    </style:style>
    <style:style style:name="T13" style:family="text">
      <style:text-properties fo:background-color="#fff200" loext:char-shading-value="0"/>
    </style:style>
    <style:style style:name="T14" style:family="text">
      <style:text-properties officeooo:rsid="004c00f9" fo:background-color="#fff200" loext:char-shading-value="0"/>
    </style:style>
    <style:style style:name="T15" style:family="text">
      <style:text-properties officeooo:rsid="0034cdc7"/>
    </style:style>
    <style:style style:name="T16" style:family="text">
      <style:text-properties officeooo:rsid="003b5b8c"/>
    </style:style>
    <style:style style:name="T17" style:family="text">
      <style:text-properties officeooo:rsid="003d109c"/>
    </style:style>
    <style:style style:name="T18" style:family="text">
      <style:text-properties officeooo:rsid="003d10e5"/>
    </style:style>
    <style:style style:name="T19" style:family="text">
      <style:text-properties fo:font-weight="normal" officeooo:rsid="003d109c" fo:background-color="transparent" loext:char-shading-value="0" style:font-weight-asian="normal" style:font-weight-complex="normal"/>
    </style:style>
    <style:style style:name="T20" style:family="text">
      <style:text-properties fo:font-weight="normal" officeooo:rsid="003d10e5" fo:background-color="transparent" loext:char-shading-value="0" style:font-weight-asian="normal" style:font-weight-complex="normal"/>
    </style:style>
    <style:style style:name="T21" style:family="text">
      <style:text-properties officeooo:rsid="003d3107"/>
    </style:style>
    <style:style style:name="T22" style:family="text">
      <style:text-properties officeooo:rsid="003eb4b3"/>
    </style:style>
    <style:style style:name="T23" style:family="text">
      <style:text-properties officeooo:rsid="003f86b2"/>
    </style:style>
    <style:style style:name="T24" style:family="text">
      <style:text-properties officeooo:rsid="004127c0"/>
    </style:style>
    <style:style style:name="T25" style:family="text">
      <style:text-properties officeooo:rsid="0046350c"/>
    </style:style>
    <style:style style:name="T26" style:family="text">
      <style:text-properties officeooo:rsid="00469297"/>
    </style:style>
    <style:style style:name="T27" style:family="text">
      <style:text-properties officeooo:rsid="004c00f9"/>
    </style:style>
    <style:style style:name="T28" style:family="text">
      <style:text-properties officeooo:rsid="00502a02"/>
    </style:style>
    <style:style style:name="T29" style:family="text">
      <style:text-properties officeooo:rsid="0050431b"/>
    </style:style>
    <style:style style:name="T30" style:family="text">
      <style:text-properties officeooo:rsid="00513b56"/>
    </style:style>
    <style:style style:name="T31" style:family="text">
      <style:text-properties officeooo:rsid="005246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C UF3 – ENTORNOS DE DESARROLLO</text:p>
      <text:p text:style-name="Standard"/>
      <table:table table:name="Table2" table:style-name="Table2">
        <table:table-column table:style-name="Table2.A"/>
        <table:table-row>
          <table:table-cell table:style-name="Table2.A1" office:value-type="string">
            <text:p text:style-name="P21">Realizar el diagrama de clases según el siguiente enunciado:</text:p>
            <text:list xml:id="list147550914" text:style-name="L4">
              <text:list-item>
                <text:p text:style-name="P23">Los clientes pueden realizar compras de una determinada mercancía </text:p>
              </text:list-item>
              <text:list-item>
                <text:p text:style-name="P23">Esa mercancía se encuentra en varios puntos de venta: podemos ir directamente a comprarla al almacén, podemos comprarla a través de la web o podemos hacer un pedido a través de un proveedor externo. </text:p>
              </text:list-item>
              <text:list-item>
                <text:p text:style-name="P23">Si vamos a comprar esa mercancía al almacén, debemos ir físicamente al centro comercial donde se encuentra. </text:p>
              </text:list-item>
              <text:list-item>
                <text:p text:style-name="P23">En ese centro comercial, hay varios departamentos y varios empleados: vendedores y gerentes </text:p>
              </text:list-item>
              <text:list-item>
                <text:p text:style-name="P22">Por cada departamento, tenemos varios vendedores </text:p>
              </text:list-item>
            </text:list>
          </table:table-cell>
        </table:table-row>
      </table:table>
      <text:p text:style-name="P11"/>
      <text:p text:style-name="Standard"/>
      <text:p text:style-name="Standard"/>
      <text:p text:style-name="P2"><text:span text:style-name="T25">Suponemos que e</text:span>l cliente puede <text:span text:style-name="T1">llevar</text:span> a cabo una compra de cualquiera de las siguientes maneras:</text:p>
      <text:list xml:id="list3639320871" text:style-name="L1">
        <text:list-item>
          <text:p text:style-name="P1">Realiza un pedido <text:span text:style-name="T1">directamente </text:span>a través de la web</text:p>
        </text:list-item>
        <text:list-item>
          <text:p text:style-name="P1">Realiza un pedido en el almacén, en cuyo caso el pedido lo formaliza un vendedor</text:p>
        </text:list-item>
        <text:list-item>
          <text:p text:style-name="P1">Realiza un pedido a través de un agente externo, en cuyo caso es éste quien formaliza el pedido</text:p>
        </text:list-item>
      </text:list>
      <text:p text:style-name="P3"/>
      <text:p text:style-name="P5">SIMPLIFICACIONES</text:p>
      <text:p text:style-name="P4"/>
      <text:list xml:id="list652371722" text:style-name="L3">
        <text:list-item>
          <text:p text:style-name="P10">No se registra el estado en que se encuentra un pedido</text:p>
        </text:list-item>
        <text:list-item>
          <text:p text:style-name="P10">No se registra el proceso de cobro de la compra</text:p>
        </text:list-item>
        <text:list-item>
          <text:p text:style-name="P10">No se registran líneas de pedido en caso de que el cliente haga un pedido de artículos diferentes</text:p>
        </text:list-item>
        <text:list-item>
          <text:p text:style-name="P15">Siempre se formaliza un pedido para cada compra. Si se trata de un cliente de venta al contado, para el que no guardamos sus datos identificativos en el sistema, el pedido se da de alta en una ficha de cliente genérico (p.e. CLIENTES CONTADO).</text:p>
        </text:list-item>
        <text:list-item>
          <text:p text:style-name="P20">No se representan <text:span text:style-name="T26">funciones ni atributos por no ser un requerimiento expreso en el enunciado, excepto el atributo ‘id_&lt;objeto&gt;’ para aportar mayor claridad la representación de algunas entidades en el diagrama.</text:span></text:p>
        </text:list-item>
      </text:list>
      <text:p text:style-name="Standard"/>
      <table:table table:name="Table1" table:style-name="Table1">
        <table:table-column table:style-name="Table1.A"/>
        <table:table-column table:style-name="Table1.B"/>
        <table:table-row>
          <table:table-cell table:style-name="Table1.A1" office:value-type="string">
            <text:p text:style-name="P25">ACTORES</text:p>
          </table:table-cell>
          <table:table-cell table:style-name="Table1.B1" office:value-type="string">
            <text:p text:style-name="P26">ACCIONES</text:p>
          </table:table-cell>
        </table:table-row>
        <table:table-row>
          <table:table-cell table:style-name="Table1.A2" office:value-type="string">
            <text:p text:style-name="P49">CLIENTE</text:p>
          </table:table-cell>
          <table:table-cell table:style-name="Table1.B2" office:value-type="string">
            <text:p text:style-name="P24">Compra artículos a través de un punto de venta</text:p>
          </table:table-cell>
        </table:table-row>
        <table:table-row>
          <table:table-cell table:style-name="Table1.A2" office:value-type="string">
            <text:p text:style-name="P49">VENDEDOR</text:p>
          </table:table-cell>
          <table:table-cell table:style-name="Table1.B2" office:value-type="string">
            <text:p text:style-name="P24">Formaliza los pedidos que el cliente realiza en el almacén</text:p>
          </table:table-cell>
        </table:table-row>
        <table:table-row>
          <table:table-cell table:style-name="Table1.A2" office:value-type="string">
            <text:p text:style-name="P49">AGENTE (EXTERNO)</text:p>
          </table:table-cell>
          <table:table-cell table:style-name="Table1.B2" office:value-type="string">
            <text:p text:style-name="P24">Formaliza pedidos que recibe directamente del cliente</text:p>
          </table:table-cell>
        </table:table-row>
      </table:table>
      <text:p text:style-name="Standard"><text:soft-page-break/></text:p>
      <text:p text:style-name="P6"><text:span text:style-name="T15">IDENTIFICACIÓN Y DESCRIPCIÓN DE </text:span>CLASES</text:p>
      <table:table table:name="Table3" table:style-name="Table3">
        <table:table-column table:style-name="Table3.A"/>
        <table:table-column table:style-name="Table3.B"/>
        <table:table-row>
          <table:table-cell table:style-name="Table3.A1" office:value-type="string">
            <text:p text:style-name="P27">CLASE</text:p>
          </table:table-cell>
          <table:table-cell table:style-name="Table3.B1" office:value-type="string">
            <text:p text:style-name="P27">DESCRIPCIÓN</text:p>
          </table:table-cell>
        </table:table-row>
        <table:table-row>
          <table:table-cell table:style-name="Table3.A2" office:value-type="string">
            <text:p text:style-name="P29">USUARIO</text:p>
          </table:table-cell>
          <table:table-cell table:style-name="Table3.B2" office:value-type="string">
            <text:p text:style-name="P29"><text:span text:style-name="T2">Superclase</text:span> de la cual heredan las subclases CLIENTE, EMPLEADO y AGENTE. <text:span text:style-name="T10">Los usuarios podrán formalizar pedidos en el sistema a través del punto de venta habilitado para cada tipo de usuario: los clientes lo harán directamente a través de la web; los agentes externos y vendedores lo harán a petición del cliente.</text:span></text:p>
          </table:table-cell>
        </table:table-row>
        <table:table-row>
          <table:table-cell table:style-name="Table3.A2" office:value-type="string">
            <text:p text:style-name="P29">CLIENTE</text:p>
          </table:table-cell>
          <table:table-cell table:style-name="Table3.B2" office:value-type="string">
            <text:p text:style-name="P30">Representa el cliente que compra la mercancía (artículos) a través de uno de los tres puntos de venta disponibles para ello.</text:p>
          </table:table-cell>
        </table:table-row>
        <table:table-row>
          <table:table-cell table:style-name="Table3.A2" office:value-type="string">
            <text:p text:style-name="P47">EMPLEADO</text:p>
          </table:table-cell>
          <table:table-cell table:style-name="Table3.B2" office:value-type="string">
            <text:p text:style-name="P31">Clase <text:span text:style-name="T2">abstracta</text:span> <text:span text:style-name="T9">de la cual heredan las clases concretas GERENTE y VENDEDOR. Representa a los empleados del centro comercial.</text:span></text:p>
          </table:table-cell>
        </table:table-row>
        <table:table-row>
          <table:table-cell table:style-name="Table3.A2" office:value-type="string">
            <text:p text:style-name="P31">GERENTE</text:p>
          </table:table-cell>
          <table:table-cell table:style-name="Table3.B2" office:value-type="string">
            <text:p text:style-name="P33"><text:span text:style-name="T13">Representa a los gerentes de cada departamento. </text:span><text:span text:style-name="T11">No realizan acciones que estén representadas en el diagrama de clases.</text:span></text:p>
          </table:table-cell>
        </table:table-row>
        <table:table-row>
          <table:table-cell table:style-name="Table3.A2" office:value-type="string">
            <text:p text:style-name="P31">VENDEDOR</text:p>
          </table:table-cell>
          <table:table-cell table:style-name="Table3.B2" office:value-type="string">
            <text:p text:style-name="P33">Representa a los vendedores de cada departamento. Formalizan los pedidos que realizan los clientes cuando éstos acuden físicamente al almacén para realizar la compra.</text:p>
          </table:table-cell>
        </table:table-row>
        <table:table-row>
          <table:table-cell table:style-name="Table3.A2" office:value-type="string">
            <text:p text:style-name="P34">AGENTE</text:p>
          </table:table-cell>
          <table:table-cell table:style-name="Table3.B2" office:value-type="string">
            <text:p text:style-name="P34">Esta clase hereda de la superclase USUARIO para formalizar los pedidos que recibe directamente del cliente, para lo cual hereda de la clase abstracta PUNTO_VENTA como uno de los tres puntos de venta disponibles para que los clientes realicen las compras.</text:p>
          </table:table-cell>
        </table:table-row>
        <table:table-row>
          <table:table-cell table:style-name="Table3.A2" office:value-type="string">
            <text:p text:style-name="P48">PUNTO_VENTA</text:p>
          </table:table-cell>
          <table:table-cell table:style-name="Table3.B2" office:value-type="string">
            <text:p text:style-name="P32">Clase <text:span text:style-name="T2">abstracta</text:span> <text:span text:style-name="T9">de la cual heredan las clases concretas AGENTE, WEB y ALMACEN.</text:span></text:p>
          </table:table-cell>
        </table:table-row>
        <table:table-row>
          <table:table-cell table:style-name="Table3.A2" office:value-type="string">
            <text:p text:style-name="P35">WEB</text:p>
          </table:table-cell>
          <table:table-cell table:style-name="Table3.B2" office:value-type="string">
            <text:p text:style-name="P35">Representa a la plataforma de compra en la que los clientes pueden realizar los pedidos a través de la web.</text:p>
          </table:table-cell>
        </table:table-row>
        <table:table-row>
          <table:table-cell table:style-name="Table3.A2" office:value-type="string">
            <text:p text:style-name="P35">ALMACEN</text:p>
          </table:table-cell>
          <table:table-cell table:style-name="Table3.B2" office:value-type="string">
            <text:p text:style-name="P36">Representa al almacén que se encuentra en un centro comercial, al que hace referencia la clase CENTRO_COMERCIAL.</text:p>
            <text:p text:style-name="P36">Los clientes acuden físicamente al almacén, donde son atendidos por los vendedores, los cuales formalizan los pedidos para registrar el proceso de compra.</text:p>
            <text:p text:style-name="P37">En el almacén, se ubican físicamente todos los artículos que componen el inventario de la empresa, independientemente del punto de venta a través del cual el cliente realice la compra.</text:p>
          </table:table-cell>
        </table:table-row>
        <table:table-row>
          <table:table-cell table:style-name="Table3.A2" office:value-type="string">
            <text:p text:style-name="P38">CENTRO_COMERCIAL</text:p>
          </table:table-cell>
          <table:table-cell table:style-name="Table3.B2" office:value-type="string">
            <text:p text:style-name="P39">Representa a un centro comercial, que está compuesto por <text:span text:style-name="T12">departamentos y almacenes, representados por las clases DEPARTAMENTO y ALMACEN respectivamente.</text:span></text:p>
          </table:table-cell>
        </table:table-row>
        <table:table-row>
          <table:table-cell table:style-name="Table3.A2" office:value-type="string">
            <text:p text:style-name="P40">DEPARTAMENTO</text:p>
          </table:table-cell>
          <table:table-cell table:style-name="Table3.B2" office:value-type="string">
            <text:p text:style-name="P40">Representa a los grupos de empleados que compone cada centro comercial, los cuales se pueden clasificar según se trate de gerentes y vendedores, que se representan con las clases GERENTE y VENDEDOR.</text:p>
            <text:p text:style-name="P42">Consultar: ¿hay un gerente en cada departamento de vendedores o los departamentos sólo están compuestos por vendedores y hay un departamento independiente sólo para <text:soft-page-break/>gerentes? La primera opción parece la más lógica: ¿cambiar el diagrama?</text:p>
          </table:table-cell>
        </table:table-row>
        <table:table-row>
          <table:table-cell table:style-name="Table3.A2" office:value-type="string">
            <text:p text:style-name="P41">ARTICULO</text:p>
          </table:table-cell>
          <table:table-cell table:style-name="Table3.B2" office:value-type="string">
            <text:p text:style-name="P41">Representa a cada referencia que constituye el inventario de mercaderías de la empresa.</text:p>
          </table:table-cell>
        </table:table-row>
        <table:table-row>
          <table:table-cell table:style-name="Table3.A2" office:value-type="string">
            <text:p text:style-name="P41">PEDIDO</text:p>
          </table:table-cell>
          <table:table-cell table:style-name="Table3.B2" office:value-type="string">
            <text:p text:style-name="P46"><text:span text:style-name="T17">Clase </text:span><text:span text:style-name="T7">asociación</text:span><text:span text:style-name="T19"> </text:span><text:span text:style-name="T20">que</text:span><text:span text:style-name="T17"> contiene la información necesaria</text:span> <text:span text:style-name="T18">para la relación entre las clases CLIENTE y ARTÍCULO cuando se ejecuta el</text:span> proceso de compra. <text:span text:style-name="T21">El pedido p</text:span>uede ser formalizado por cualquier usuario habilitado en función del punto de venta elegido por el cliente en cada compra.</text:p>
          </table:table-cell>
        </table:table-row>
      </table:table>
      <text:p text:style-name="P12"/>
      <text:p text:style-name="P16"><text:span text:style-name="T2">Nota</text:span>: <text:span text:style-name="T22">l</text:span>as clases abstractas se representan con nombre en cursiva.</text:p>
      <text:p text:style-name="P12"/>
      <text:p text:style-name="P9">IDENTIFICACIÓN Y DESCRIPCIÓN DE RELACIONES</text:p>
      <table:table table:name="Table4" table:style-name="Table4">
        <table:table-column table:style-name="Table4.A"/>
        <table:table-column table:style-name="Table4.B"/>
        <table:table-row>
          <table:table-cell table:style-name="Table4.A1" office:value-type="string">
            <text:p text:style-name="P28">RELACIÓN</text:p>
          </table:table-cell>
          <table:table-cell table:style-name="Table4.B1" office:value-type="string">
            <text:p text:style-name="P28">DESCRIPCIÓN</text:p>
          </table:table-cell>
        </table:table-row>
        <table:table-row>
          <table:table-cell table:style-name="Table4.A2" office:value-type="string">
            <text:p text:style-name="P50">USUARIO <text:span text:style-name="T23">con</text:span> CLIENTE, EMPLEADO, AGENTE</text:p>
          </table:table-cell>
          <table:table-cell table:style-name="Table4.B2" office:value-type="string">
            <text:p text:style-name="P51"><text:span text:style-name="T3">Asociación por h</text:span><text:span text:style-name="T2">erencia </text:span><text:span text:style-name="T4">superclase-subclase</text:span>. La superclase USUARIO generaliza a las subclases CLIENTE, EMPLEADO y AGENTE, las cuales especializan a la subclase.</text:p>
            <text:p text:style-name="P51">Esta asociación se representa con una línea continua en la que el extremo de la flecha apunta a la superclase.</text:p>
          </table:table-cell>
        </table:table-row>
        <table:table-row>
          <table:table-cell table:style-name="Table4.A2" office:value-type="string">
            <text:p text:style-name="P54">EMPLEADO con GERENTE, VENDEDOR</text:p>
          </table:table-cell>
          <table:table-cell table:style-name="Table4.B2" office:value-type="string">
            <text:p text:style-name="P51"><text:span text:style-name="T3">Asociación por h</text:span><text:span text:style-name="T2">erencia </text:span><text:span text:style-name="T4">clase abstracta-clase concreta</text:span>. L<text:span text:style-name="T24">a clase abstracta EMPLEADO generaliza a las clases concretas GERENTE y VENDEDOR, las cuales especializan a la clase abstracta.</text:span></text:p>
            <text:p text:style-name="P51"><text:span text:style-name="T24">Esta asociación se representa mediante una línea discontinua en la que el extremo de la flecha apunta a la clase abstracta.</text:span></text:p>
          </table:table-cell>
        </table:table-row>
        <table:table-row>
          <table:table-cell table:style-name="Table4.A2" office:value-type="string">
            <text:p text:style-name="P55">CENTRO_COMERCIAL con DEPARTAMENTO, ALMACEN.</text:p>
          </table:table-cell>
          <table:table-cell table:style-name="Table4.B2" office:value-type="string">
            <text:p text:style-name="P56"><text:span text:style-name="T2">Asociación débil o por agregación</text:span>. El centro comercial se compone de almacenes físicos y departamentos de empleados, pero la entidad puede existir sin dichos elementos.</text:p>
            <text:p text:style-name="P57">Esta asociación se representa con una línea continua con un rombo vacío en el extremo del objeto compuesto.</text:p>
          </table:table-cell>
        </table:table-row>
        <table:table-row>
          <table:table-cell table:style-name="Table4.A2" office:value-type="string">
            <text:p text:style-name="P58">PUNTO_VENTA con <text:s/><text:span text:style-name="T9">AGENTE, WEB, ALMACEN</text:span></text:p>
          </table:table-cell>
          <table:table-cell table:style-name="Table4.B2" office:value-type="string">
            <text:p text:style-name="P52"><text:span text:style-name="T3">Asociación por h</text:span><text:span text:style-name="T2">erencia </text:span><text:span text:style-name="T4">clase abstracta-clase concreta</text:span>. L<text:span text:style-name="T24">a clase abstracta PUNTO_VENTA generaliza a las clases concretas AGENTE, WEB y ALMACEN, las cuales especializan a la clase abstracta.</text:span></text:p>
            <text:p text:style-name="P52"><text:span text:style-name="T24">Esta asociación se representa mediante una línea discontinua en la que el extremo de la flecha apunta a la clase abstracta.</text:span></text:p>
          </table:table-cell>
        </table:table-row>
        <table:table-row>
          <table:table-cell table:style-name="Table4.A2" office:value-type="string">
            <text:p text:style-name="P59">CLIENTE con ARTÍCULO</text:p>
          </table:table-cell>
          <table:table-cell table:style-name="Table4.B2" office:value-type="string">
            <text:p text:style-name="P53">Relación<text:span text:style-name="T27"> mediante la </text:span><text:span text:style-name="T5">clase asociación</text:span><text:span text:style-name="T27"> denominada PEDIDO.</text:span></text:p>
            <text:p text:style-name="P53"><text:span text:style-name="T27">Se representa con una línea continua </text:span><text:span text:style-name="T14">(¿flechas?)</text:span><text:span text:style-name="T27"> </text:span><text:soft-page-break/><text:span text:style-name="T27">entre las clases principales, desde la cual y de forma perpendicular se dibuja una línea discontinua hacia la clase asociativa.</text:span></text:p>
          </table:table-cell>
        </table:table-row>
        <table:table-row>
          <table:table-cell table:style-name="Table4.A2" office:value-type="string">
            <text:p text:style-name="P43">CLIENTE con PUNTO_VENTA</text:p>
            <text:p text:style-name="P44">¿Existe esta asociación? ¿O hay que asociar CLIENTE con WEB, AGENTE y ALMACEN directamente, sin pasar por PUNTO_VENTA? <text:span text:style-name="T30">¿O es suficiente con que cada punto de venta se asocie con PEDIDO y, en realidad, no hay que asociar CLIENTE con nada más que ARTÍCULO (teniendo en cuenta que PEDIDO interviene como clase asociativa)?</text:span></text:p>
          </table:table-cell>
          <table:table-cell table:style-name="Table4.B2" office:value-type="string">
            <text:p text:style-name="P45"><text:span text:style-name="T2">Asociación normal</text:span>. <text:span text:style-name="T31">¿Existe?</text:span></text:p>
          </table:table-cell>
        </table:table-row>
      </table:table>
      <text:p text:style-name="P12"/>
      <text:p text:style-name="P12"/>
      <text:p text:style-name="P8">PENDIENTE <text:span text:style-name="T28">(ver fuente [5])</text:span></text:p>
      <text:list xml:id="list566807026" text:style-name="L5">
        <text:list-item>
          <text:p text:style-name="P17"><text:span text:style-name="T16">¿</text:span>Multiplicidad en cada extremo de la relación?</text:p>
        </text:list-item>
        <text:list-item>
          <text:p text:style-name="P17"><text:span text:style-name="T16">¿</text:span>Asociación unidireccional o bidireccional?</text:p>
        </text:list-item>
        <text:list-item>
          <text:p text:style-name="P17"><text:span text:style-name="T16">¿</text:span>Navegabilidad?</text:p>
        </text:list-item>
        <text:list-item>
          <text:p text:style-name="P18">¿Visibilidad?</text:p>
        </text:list-item>
        <text:list-item>
          <text:p text:style-name="P19">¿Clases activas o pasivas?</text:p>
        </text:list-item>
      </text:list>
      <text:p text:style-name="P12"/>
      <text:p text:style-name="P13"><text:span text:style-name="T2">Fuentes</text:span>:</text:p>
      <text:p text:style-name="P13"><text:span text:style-name="T28">[1] </text:span><text:a xlink:type="simple" xlink:href="https://analisisdesistemas2015.wordpress.com/taller-01-ejercicios-de-modelado-requerimientos/" text:style-name="Internet_20_link" text:visited-style-name="Visited_20_Internet_20_Link">https://analisisdesistemas2015.wordpress.com/taller-01-ejercicios-de-modelado-requerimientos/</text:a></text:p>
      <text:p text:style-name="P14"><text:span text:style-name="T28">[2] </text:span><text:a xlink:type="simple" xlink:href="http://arantxa.ii.uam.es/~eguerra/docencia/0708/00%20Tema%201.pdf" text:style-name="Internet_20_link" text:visited-style-name="Visited_20_Internet_20_Link">http://arantxa.ii.uam.es/~eguerra/docencia/0708/00%20Tema%201.pdf</text:a></text:p>
      <text:p text:style-name="P14"><text:span text:style-name="T28">[3] </text:span><text:a xlink:type="simple" xlink:href="http://www.falconmarbella.com/esigranada/dmdocuments/Ejemplo_UML.pdf" text:style-name="Internet_20_link" text:visited-style-name="Visited_20_Internet_20_Link">http://www.falconmarbella.com/esigranada/dmdocuments/Ejemplo_UML.pdf</text:a></text:p>
      <text:p text:style-name="P14"><text:span text:style-name="T28">[4] </text:span><text:a xlink:type="simple" xlink:href="http://www.codecompiling.net/files/slides/UML_clase_04_UML_clases.pdf" text:style-name="Internet_20_link" text:visited-style-name="Visited_20_Internet_20_Link">http://www.codecompiling.net/files/slides/UML_clase_04_UML_clases.pdf</text:a></text:p>
      <text:p text:style-name="P14"><text:span text:style-name="T28">[5] </text:span><text:a xlink:type="simple" xlink:href="http://www.vc.ehu.es/jiwotvim/IngenieriaSoftware/Teoria/BloqueII/UML-3.pdf" text:style-name="Internet_20_link" text:visited-style-name="Visited_20_Internet_20_Link">http://www.vc.ehu.es/jiwotvim/IngenieriaSoftware/Teoria/BloqueII/UML-3.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6T10:38:52.034660578</meta:creation-date>
    <meta:generator>LibreOffice/6.1.5.2$Linux_X86_64 LibreOffice_project/10$Build-2</meta:generator>
    <dc:date>2020-12-06T14:01:47.690001800</dc:date>
    <meta:editing-duration>PT2H31M10S</meta:editing-duration>
    <meta:editing-cycles>64</meta:editing-cycles>
    <meta:document-statistic meta:table-count="4" meta:image-count="0" meta:object-count="0" meta:page-count="4" meta:paragraph-count="91" meta:word-count="1099" meta:character-count="7284" meta:non-whitespace-character-count="6287"/>
  </office:meta>
</office:document-meta>
</file>